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officeooo:paragraph-rsid="001f6c37"/>
    </style:style>
    <style:style style:name="P2" style:family="paragraph" style:parent-style-name="Text_20_body">
      <style:text-properties officeooo:paragraph-rsid="00206b69"/>
    </style:style>
    <style:style style:name="P3" style:family="paragraph" style:parent-style-name="Imio_20_tableau_20_ref">
      <style:text-properties officeooo:rsid="001f6c37" officeooo:paragraph-rsid="001f6c37"/>
    </style:style>
    <style:style style:name="P4" style:family="paragraph" style:parent-style-name="Imio_20_pied_20_de_20_page">
      <style:text-properties officeooo:rsid="001cab3f" officeooo:paragraph-rsid="001cab3f"/>
    </style:style>
    <style:style style:name="P5" style:family="paragraph" style:parent-style-name="Imio_20_tableau_20_exp">
      <style:text-properties officeooo:paragraph-rsid="001f6c37"/>
    </style:style>
    <style:style style:name="P6" style:family="paragraph" style:parent-style-name="Imio_20_tableau_20_dest">
      <style:text-properties officeooo:paragraph-rsid="001f6c37"/>
    </style:style>
    <style:style style:name="P7" style:family="paragraph" style:parent-style-name="Imio_20_tableau_20_dest">
      <style:text-properties officeooo:rsid="001f6c37" officeooo:paragraph-rsid="001f6c37"/>
    </style:style>
    <style:style style:name="P8" style:family="paragraph" style:parent-style-name="Table_20_Contents">
      <style:text-properties officeooo:paragraph-rsid="001f6c37"/>
    </style:style>
    <style:style style:name="P9" style:family="paragraph" style:parent-style-name="Imio_20_tableau_20_petit">
      <style:text-properties officeooo:rsid="001d6ac8" officeooo:paragraph-rsid="001d6ac8"/>
    </style:style>
    <style:style style:name="P10" style:family="paragraph" style:parent-style-name="Imio_20_tableau_20_scan_5f_id">
      <style:text-properties officeooo:paragraph-rsid="001d6ac8"/>
    </style:style>
    <style:style style:name="P11" style:family="paragraph" style:parent-style-name="Imio_20_tableau_20_scan_5f_id">
      <style:text-properties officeooo:rsid="001d6ac8" officeooo:paragraph-rsid="001d6ac8"/>
    </style:style>
    <style:style style:name="P12" style:family="paragraph" style:parent-style-name="Imio_20_tableau_20_normal">
      <style:text-properties officeooo:rsid="001d6ac8" officeooo:paragraph-rsid="001d6ac8"/>
    </style:style>
    <style:style style:name="P13" style:family="paragraph" style:parent-style-name="Imio_20_tableau_20_signataire">
      <style:text-properties officeooo:paragraph-rsid="001dbd2a"/>
    </style:style>
    <style:style style:name="P14" style:family="paragraph" style:parent-style-name="Imio_20_texte_20_date">
      <style:text-properties officeooo:rsid="00206b69" officeooo:paragraph-rsid="00206b69"/>
    </style:style>
    <style:style style:name="P15" style:family="paragraph" style:parent-style-name="Imio_20_entête">
      <style:text-properties officeooo:rsid="001a4009" officeooo:paragraph-rsid="001a4009"/>
    </style:style>
    <style:style style:name="T1" style:family="text">
      <style:text-properties officeooo:rsid="001dbd2a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391e29"/>
    </style:style>
    <style:style style:name="T5" style:family="text">
      <style:text-properties officeooo:rsid="001f6c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text:span text:style-name="T5">Imio tableau exp</text:span></text:p>
          </table:table-cell>
          <table:table-cell table:style-name="Tableau2.A1" office:value-type="string">
            <text:p text:style-name="P7">Imio tableau dest</text:p>
          </table:table-cell>
        </table:table-row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</table:table-row>
        <table:table-row>
          <table:table-cell table:style-name="Tableau2.A1" office:value-type="string">
            <text:p text:style-name="P3">Imio tableau ref</text:p>
          </table:table-cell>
          <table:table-cell table:style-name="Tableau2.A1" office:value-type="string">
            <text:p text:style-name="P3">Imio tableau ref</text:p>
          </table:table-cell>
        </table:table-row>
      </table:table>
      <text:p text:style-name="P1"/>
      <text:p text:style-name="P2"/>
      <text:p text:style-name="P14">Imio texte da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rps de tex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3"><text:span text:style-name="T1">Imio tableau signataire</text:span></text:p>
            <text:p text:style-name="P13"/>
          </table:table-cell>
          <table:table-cell office:value-type="string">
            <text:p text:style-name="P13"><text:span text:style-name="T1">Imio tableau signataire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P12">Imio tableau normal</text:p>
            <text:p text:style-name="P9">Imio tableau petit</text:p>
          </table:table-cell>
          <table:table-cell office:value-type="string">
            <text:p text:style-name="P10"/>
            <text:p text:style-name="P10"/>
            <text:p text:style-name="P10"/>
            <text:p text:style-name="P10"/>
            <text:p text:style-name="P11">Imio tableau scan_id</text:p>
          </table:table-cell>
          <table:table-cell office:value-type="string">
            <text:p text:style-name="P12">Imio tableau norma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mio_20_entête">
      <style:text-properties officeooo:rsid="001a4009" officeooo:paragraph-rsid="001a4009"/>
    </style:style>
    <style:style style:name="MP2" style:family="paragraph" style:parent-style-name="Imio_20_pied_20_de_20_page">
      <style:text-properties officeooo:rsid="001cab3f" officeooo:paragraph-rsid="001cab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mio entête</text:p>
      </style:header>
      <style:footer>
        <text:p text:style-name="MP2">Imio pied de pag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7-07-03T15:21:37.069933427</meta:creation-date>
    <dc:date>2017-07-04T13:21:37.173487928</dc:date>
    <dc:creator>sge</dc:creator>
    <meta:editing-duration>PT2H59M32S</meta:editing-duration>
    <meta:editing-cycles>10</meta:editing-cycles>
    <meta:generator>LibreOffice/5.1.6.2$Linux_X86_64 LibreOffice_project/10m0$Build-2</meta:generator>
    <meta:document-statistic meta:table-count="3" meta:image-count="0" meta:object-count="0" meta:page-count="1" meta:paragraph-count="14" meta:word-count="42" meta:character-count="244" meta:non-whitespace-character-count="216"/>
  </office:meta>
</office:document-meta>
</file>